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53in" svg:x="5.2031in" svg:y="1.9134in">
            <draw:object draw:notify-on-update-of-ranges="Sheet1.A29:Sheet1.A35 Sheet1.B29:Sheet1.B3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0.193430000072112" calcext:value-type="float">
            <text:p>0.1934300001</text:p>
          </table:table-cell>
          <table:table-cell office:value-type="string" calcext:value-type="string">
            <text:p>ms</text:p>
          </table:table-cell>
          <table:table-cell office:value-type="float" office:value="0.00493033301995922" calcext:value-type="float">
            <text:p>0.004930333</text:p>
          </table:table-cell>
          <table:table-cell office:value-type="string" calcext:value-type="string">
            <text:p>M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0.112860000081128" calcext:value-type="float">
            <text:p>0.1128600001</text:p>
          </table:table-cell>
          <table:table-cell office:value-type="string" calcext:value-type="string">
            <text:p>ms</text:p>
          </table:table-cell>
          <table:table-cell office:value-type="float" office:value="0.0169001296424015" calcext:value-type="float">
            <text:p>0.0169001296</text:p>
          </table:table-cell>
          <table:table-cell office:value-type="string" calcext:value-type="string">
            <text:p>M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0.0786199999856763" calcext:value-type="float">
            <text:p>0.07862</text:p>
          </table:table-cell>
          <table:table-cell office:value-type="string" calcext:value-type="string">
            <text:p>ms</text:p>
          </table:table-cell>
          <table:table-cell office:value-type="float" office:value="0.0485206978672093" calcext:value-type="float">
            <text:p>0.0485206979</text:p>
          </table:table-cell>
          <table:table-cell office:value-type="string" calcext:value-type="string">
            <text:p>M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0.0730800000019372" calcext:value-type="float">
            <text:p>0.07308</text:p>
          </table:table-cell>
          <table:table-cell office:value-type="string" calcext:value-type="string">
            <text:p>ms</text:p>
          </table:table-cell>
          <table:table-cell office:value-type="float" office:value="0.104397845252432" calcext:value-type="float">
            <text:p>0.1043978453</text:p>
          </table:table-cell>
          <table:table-cell office:value-type="string" calcext:value-type="string">
            <text:p>MB/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float" office:value="0.0709999998798594" calcext:value-type="float">
            <text:p>0.0709999999</text:p>
          </table:table-cell>
          <table:table-cell office:value-type="string" calcext:value-type="string">
            <text:p>ms</text:p>
          </table:table-cell>
          <table:table-cell office:value-type="float" office:value="0.2149125223707" calcext:value-type="float">
            <text:p>0.2149125224</text:p>
          </table:table-cell>
          <table:table-cell office:value-type="string" calcext:value-type="string">
            <text:p>MB/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</text:p>
          </table:table-cell>
          <table:table-cell office:value-type="float" office:value="0.0689800000691321" calcext:value-type="float">
            <text:p>0.0689800001</text:p>
          </table:table-cell>
          <table:table-cell office:value-type="string" calcext:value-type="string">
            <text:p>ms</text:p>
          </table:table-cell>
          <table:table-cell office:value-type="float" office:value="0.44241197585409" calcext:value-type="float">
            <text:p>0.4424119759</text:p>
          </table:table-cell>
          <table:table-cell office:value-type="string" calcext:value-type="string">
            <text:p>MB/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</text:p>
          </table:table-cell>
          <table:table-cell office:value-type="float" office:value="0.0646899999992456" calcext:value-type="float">
            <text:p>0.06469</text:p>
          </table:table-cell>
          <table:table-cell office:value-type="string" calcext:value-type="string">
            <text:p>ms</text:p>
          </table:table-cell>
          <table:table-cell office:value-type="float" office:value="0.943502183501496" calcext:value-type="float">
            <text:p>0.9435021835</text:p>
          </table:table-cell>
          <table:table-cell office:value-type="string" calcext:value-type="string">
            <text:p>MB/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B</text:p>
          </table:table-cell>
          <table:table-cell office:value-type="float" office:value="0.0753999999142252" calcext:value-type="float">
            <text:p>0.0753999999</text:p>
          </table:table-cell>
          <table:table-cell office:value-type="string" calcext:value-type="string">
            <text:p>ms</text:p>
          </table:table-cell>
          <table:table-cell office:value-type="float" office:value="1.61896966364545" calcext:value-type="float">
            <text:p>1.6189696636</text:p>
          </table:table-cell>
          <table:table-cell office:value-type="string" calcext:value-type="string">
            <text:p>MB/s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B</text:p>
          </table:table-cell>
          <table:table-cell office:value-type="float" office:value="0.0607299999683164" calcext:value-type="float">
            <text:p>0.06073</text:p>
          </table:table-cell>
          <table:table-cell office:value-type="string" calcext:value-type="string">
            <text:p>ms</text:p>
          </table:table-cell>
          <table:table-cell office:value-type="float" office:value="4.02009921171367" calcext:value-type="float">
            <text:p>4.0200992117</text:p>
          </table:table-cell>
          <table:table-cell office:value-type="string" calcext:value-type="string">
            <text:p>MB/s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B</text:p>
          </table:table-cell>
          <table:table-cell office:value-type="float" office:value="0.0692800000251737" calcext:value-type="float">
            <text:p>0.06928</text:p>
          </table:table-cell>
          <table:table-cell office:value-type="string" calcext:value-type="string">
            <text:p>ms</text:p>
          </table:table-cell>
          <table:table-cell office:value-type="float" office:value="7.04793951822427" calcext:value-type="float">
            <text:p>7.0479395182</text:p>
          </table:table-cell>
          <table:table-cell office:value-type="string" calcext:value-type="string">
            <text:p>MB/s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B</text:p>
          </table:table-cell>
          <table:table-cell office:value-type="float" office:value="0.0781300000380725" calcext:value-type="float">
            <text:p>0.07813</text:p>
          </table:table-cell>
          <table:table-cell office:value-type="string" calcext:value-type="string">
            <text:p>ms</text:p>
          </table:table-cell>
          <table:table-cell office:value-type="float" office:value="12.4992000451059" calcext:value-type="float">
            <text:p>12.4992000451</text:p>
          </table:table-cell>
          <table:table-cell office:value-type="string" calcext:value-type="string">
            <text:p>MB/s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B</text:p>
          </table:table-cell>
          <table:table-cell office:value-type="float" office:value="0.084530000021914" calcext:value-type="float">
            <text:p>0.08453</text:p>
          </table:table-cell>
          <table:table-cell office:value-type="string" calcext:value-type="string">
            <text:p>ms</text:p>
          </table:table-cell>
          <table:table-cell office:value-type="float" office:value="23.1057021116013" calcext:value-type="float">
            <text:p>23.1057021116</text:p>
          </table:table-cell>
          <table:table-cell office:value-type="string" calcext:value-type="string">
            <text:p>MB/s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B</text:p>
          </table:table-cell>
          <table:table-cell office:value-type="float" office:value="0.114180000091437" calcext:value-type="float">
            <text:p>0.1141800001</text:p>
          </table:table-cell>
          <table:table-cell office:value-type="string" calcext:value-type="string">
            <text:p>ms</text:p>
          </table:table-cell>
          <table:table-cell office:value-type="float" office:value="34.2113329556123" calcext:value-type="float">
            <text:p>34.2113329556</text:p>
          </table:table-cell>
          <table:table-cell office:value-type="string" calcext:value-type="string">
            <text:p>MB/s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string" calcext:value-type="string">
            <text:p>B</text:p>
          </table:table-cell>
          <table:table-cell office:value-type="float" office:value="0.117869999958202" calcext:value-type="float">
            <text:p>0.11787</text:p>
          </table:table-cell>
          <table:table-cell office:value-type="string" calcext:value-type="string">
            <text:p>ms</text:p>
          </table:table-cell>
          <table:table-cell office:value-type="float" office:value="66.2806481952183" calcext:value-type="float">
            <text:p>66.2806481952</text:p>
          </table:table-cell>
          <table:table-cell office:value-type="string" calcext:value-type="string">
            <text:p>MB/s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string" calcext:value-type="string">
            <text:p>B</text:p>
          </table:table-cell>
          <table:table-cell office:value-type="float" office:value="0.0913500000024215" calcext:value-type="float">
            <text:p>0.09135</text:p>
          </table:table-cell>
          <table:table-cell office:value-type="string" calcext:value-type="string">
            <text:p>ms</text:p>
          </table:table-cell>
          <table:table-cell office:value-type="float" office:value="171.045429661585" calcext:value-type="float">
            <text:p>171.0454296616</text:p>
          </table:table-cell>
          <table:table-cell office:value-type="string" calcext:value-type="string">
            <text:p>MB/s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string" calcext:value-type="string">
            <text:p>B</text:p>
          </table:table-cell>
          <table:table-cell office:value-type="float" office:value="0.148080000071786" calcext:value-type="float">
            <text:p>0.1480800001</text:p>
          </table:table-cell>
          <table:table-cell office:value-type="string" calcext:value-type="string">
            <text:p>ms</text:p>
          </table:table-cell>
          <table:table-cell office:value-type="float" office:value="211.034575802611" calcext:value-type="float">
            <text:p>211.0345758026</text:p>
          </table:table-cell>
          <table:table-cell office:value-type="string" calcext:value-type="string">
            <text:p>MB/s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string" calcext:value-type="string">
            <text:p>B</text:p>
          </table:table-cell>
          <table:table-cell office:value-type="float" office:value="0.222420000063721" calcext:value-type="float">
            <text:p>0.2224200001</text:p>
          </table:table-cell>
          <table:table-cell office:value-type="string" calcext:value-type="string">
            <text:p>ms</text:p>
          </table:table-cell>
          <table:table-cell office:value-type="float" office:value="280.999909999525" calcext:value-type="float">
            <text:p>280.9999099995</text:p>
          </table:table-cell>
          <table:table-cell office:value-type="string" calcext:value-type="string">
            <text:p>MB/s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string" calcext:value-type="string">
            <text:p>B</text:p>
          </table:table-cell>
          <table:table-cell office:value-type="float" office:value="0.324749999999767" calcext:value-type="float">
            <text:p>0.32475</text:p>
          </table:table-cell>
          <table:table-cell office:value-type="string" calcext:value-type="string">
            <text:p>ms</text:p>
          </table:table-cell>
          <table:table-cell office:value-type="float" office:value="384.911470362093" calcext:value-type="float">
            <text:p>384.9114703621</text:p>
          </table:table-cell>
          <table:table-cell office:value-type="string" calcext:value-type="string">
            <text:p>MB/s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B</text:p>
          </table:table-cell>
          <table:table-cell office:value-type="float" office:value="0.594230000133393" calcext:value-type="float">
            <text:p>0.5942300001</text:p>
          </table:table-cell>
          <table:table-cell office:value-type="string" calcext:value-type="string">
            <text:p>ms</text:p>
          </table:table-cell>
          <table:table-cell office:value-type="float" office:value="420.712518627265" calcext:value-type="float">
            <text:p>420.7125186273</text:p>
          </table:table-cell>
          <table:table-cell office:value-type="string" calcext:value-type="string">
            <text:p>MB/s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string" calcext:value-type="string">
            <text:p>B</text:p>
          </table:table-cell>
          <table:table-cell office:value-type="float" office:value="1.12745000005816" calcext:value-type="float">
            <text:p>1.1274500001</text:p>
          </table:table-cell>
          <table:table-cell office:value-type="string" calcext:value-type="string">
            <text:p>ms</text:p>
          </table:table-cell>
          <table:table-cell office:value-type="float" office:value="443.478646480294" calcext:value-type="float">
            <text:p>443.4786464803</text:p>
          </table:table-cell>
          <table:table-cell office:value-type="string" calcext:value-type="string">
            <text:p>MB/s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string" calcext:value-type="string">
            <text:p>B</text:p>
          </table:table-cell>
          <table:table-cell office:value-type="float" office:value="3.12307000000146" calcext:value-type="float">
            <text:p>3.12307</text:p>
          </table:table-cell>
          <table:table-cell office:value-type="string" calcext:value-type="string">
            <text:p>ms</text:p>
          </table:table-cell>
          <table:table-cell office:value-type="float" office:value="320.197754132803" calcext:value-type="float">
            <text:p>320.1977541328</text:p>
          </table:table-cell>
          <table:table-cell office:value-type="string" calcext:value-type="string">
            <text:p>MB/s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string" calcext:value-type="string">
            <text:p>B</text:p>
          </table:table-cell>
          <table:table-cell office:value-type="float" office:value="6.41710000010789" calcext:value-type="float">
            <text:p>6.4171000001</text:p>
          </table:table-cell>
          <table:table-cell office:value-type="string" calcext:value-type="string">
            <text:p>ms</text:p>
          </table:table-cell>
          <table:table-cell office:value-type="float" office:value="311.667264023682" calcext:value-type="float">
            <text:p>311.6672640237</text:p>
          </table:table-cell>
          <table:table-cell office:value-type="string" calcext:value-type="string">
            <text:p>MB/s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string" calcext:value-type="string">
            <text:p>B</text:p>
          </table:table-cell>
          <table:table-cell office:value-type="float" office:value="9.99062999995658" calcext:value-type="float">
            <text:p>9.99063</text:p>
          </table:table-cell>
          <table:table-cell office:value-type="string" calcext:value-type="string">
            <text:p>ms</text:p>
          </table:table-cell>
          <table:table-cell office:value-type="float" office:value="400.375151518711" calcext:value-type="float">
            <text:p>400.3751515187</text:p>
          </table:table-cell>
          <table:table-cell office:value-type="string" calcext:value-type="string">
            <text:p>MB/s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string" calcext:value-type="string">
            <text:p>B</text:p>
          </table:table-cell>
          <table:table-cell office:value-type="float" office:value="12.8255399999034" calcext:value-type="float">
            <text:p>12.8255399999</text:p>
          </table:table-cell>
          <table:table-cell office:value-type="string" calcext:value-type="string">
            <text:p>ms</text:p>
          </table:table-cell>
          <table:table-cell office:value-type="float" office:value="623.755413032141" calcext:value-type="float">
            <text:p>623.7554130321</text:p>
          </table:table-cell>
          <table:table-cell office:value-type="string" calcext:value-type="string">
            <text:p>MB/s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B</text:p>
          </table:table-cell>
          <table:table-cell office:value-type="float" office:value="19.3642600000021" calcext:value-type="float">
            <text:p>19.36426</text:p>
          </table:table-cell>
          <table:table-cell office:value-type="string" calcext:value-type="string">
            <text:p>ms</text:p>
          </table:table-cell>
          <table:table-cell office:value-type="float" office:value="826.26446866538" calcext:value-type="float">
            <text:p>826.2644686654</text:p>
          </table:table-cell>
          <table:table-cell office:value-type="string" calcext:value-type="string">
            <text:p>MB/s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string" calcext:value-type="string">
            <text:p>B</text:p>
          </table:table-cell>
          <table:table-cell office:value-type="float" office:value="30.7218600000488" calcext:value-type="float">
            <text:p>30.72186</text:p>
          </table:table-cell>
          <table:table-cell office:value-type="string" calcext:value-type="string">
            <text:p>ms</text:p>
          </table:table-cell>
          <table:table-cell office:value-type="float" office:value="1041.60360082199" calcext:value-type="float">
            <text:p>1041.603600822</text:p>
          </table:table-cell>
          <table:table-cell office:value-type="string" calcext:value-type="string">
            <text:p>MB/s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string" calcext:value-type="string">
            <text:p>B</text:p>
          </table:table-cell>
          <table:table-cell office:value-type="float" office:value="62.6198300000397" calcext:value-type="float">
            <text:p>62.61983</text:p>
          </table:table-cell>
          <table:table-cell office:value-type="string" calcext:value-type="string">
            <text:p>ms</text:p>
          </table:table-cell>
          <table:table-cell office:value-type="float" office:value="1022.04046226187" calcext:value-type="float">
            <text:p>1022.0404622619</text:p>
          </table:table-cell>
          <table:table-cell office:value-type="string" calcext:value-type="string">
            <text:p>MB/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formula="of:=[.A21]/1024/1024" office:value-type="float" office:value="1" calcext:value-type="float">
            <text:p>1</text:p>
          </table:table-cell>
          <table:table-cell office:value-type="float" office:value="320.197754132803" calcext:value-type="float">
            <text:p>320.1977541328</text:p>
          </table:table-cell>
          <table:table-cell table:number-columns-repeated="4"/>
        </table:table-row>
        <table:table-row table:style-name="ro1">
          <table:table-cell table:formula="of:=[.A22]/1024/1024" office:value-type="float" office:value="2" calcext:value-type="float">
            <text:p>2</text:p>
          </table:table-cell>
          <table:table-cell office:value-type="float" office:value="311.667264023682" calcext:value-type="float">
            <text:p>311.6672640237</text:p>
          </table:table-cell>
          <table:table-cell table:number-columns-repeated="4"/>
        </table:table-row>
        <table:table-row table:style-name="ro1">
          <table:table-cell table:formula="of:=[.A23]/1024/1024" office:value-type="float" office:value="4" calcext:value-type="float">
            <text:p>4</text:p>
          </table:table-cell>
          <table:table-cell office:value-type="float" office:value="400.375151518711" calcext:value-type="float">
            <text:p>400.3751515187</text:p>
          </table:table-cell>
          <table:table-cell table:number-columns-repeated="4"/>
        </table:table-row>
        <table:table-row table:style-name="ro1">
          <table:table-cell table:formula="of:=[.A24]/1024/1024" office:value-type="float" office:value="8" calcext:value-type="float">
            <text:p>8</text:p>
          </table:table-cell>
          <table:table-cell office:value-type="float" office:value="623.755413032141" calcext:value-type="float">
            <text:p>623.7554130321</text:p>
          </table:table-cell>
          <table:table-cell table:number-columns-repeated="4"/>
        </table:table-row>
        <table:table-row table:style-name="ro1">
          <table:table-cell table:formula="of:=[.A25]/1024/1024" office:value-type="float" office:value="16" calcext:value-type="float">
            <text:p>16</text:p>
          </table:table-cell>
          <table:table-cell office:value-type="float" office:value="826.26446866538" calcext:value-type="float">
            <text:p>826.2644686654</text:p>
          </table:table-cell>
          <table:table-cell table:number-columns-repeated="4"/>
        </table:table-row>
        <table:table-row table:style-name="ro1">
          <table:table-cell table:formula="of:=[.A26]/1024/1024" office:value-type="float" office:value="32" calcext:value-type="float">
            <text:p>32</text:p>
          </table:table-cell>
          <table:table-cell office:value-type="float" office:value="1041.60360082199" calcext:value-type="float">
            <text:p>1041.603600822</text:p>
          </table:table-cell>
          <table:table-cell table:number-columns-repeated="4"/>
        </table:table-row>
        <table:table-row table:style-name="ro1">
          <table:table-cell table:formula="of:=[.A27]/1024/1024" office:value-type="float" office:value="64" calcext:value-type="float">
            <text:p>64</text:p>
          </table:table-cell>
          <table:table-cell office:value-type="float" office:value="1022.04046226187" calcext:value-type="float">
            <text:p>1022.040462261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ning Lohse</meta:initial-creator>
    <meta:creation-date>2014-12-02T17:11:38.011203775</meta:creation-date>
    <dc:date>2014-12-02T17:25:09.482629235</dc:date>
    <dc:creator>Henning Lohse</dc:creator>
    <meta:editing-duration>PT13M6S</meta:editing-duration>
    <meta:editing-cycles>2</meta:editing-cycles>
    <meta:generator>LibreOffice/4.2.7.2$Linux_X86_64 LibreOffice_project/420m0$Build-2</meta:generator>
    <meta:document-statistic meta:table-count="1" meta:cell-count="1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5.508cm" svg:y="0.316cm" chart:style-name="ch2">
          <text:p>postMessage Bandwidth</text:p>
        </chart:title>
        <chart:plot-area chart:style-name="ch3" table:cell-range-address="Sheet1.A29:Sheet1.B35" chart:data-source-has-labels="column" svg:x="1.33cm" svg:y="1.301cm" svg:width="14.349cm" svg:height="6.544cm">
          <chartooo:coordinate-region svg:x="2.322cm" svg:y="1.5cm" svg:width="13.357cm" svg:height="5.698cm"/>
          <chart:axis chart:dimension="x" chart:name="primary-x" chart:style-name="ch4" chartooo:axis-type="auto">
            <chartooo:date-scale/>
            <chart:title svg:x="7.071cm" svg:y="8.025cm" chart:style-name="ch5">
              <text:p>Message Size [MB]</text:p>
            </chart:title>
            <chart:categories table:cell-range-address="Sheet1.A29:Sheet1.A35"/>
          </chart:axis>
          <chart:axis chart:dimension="y" chart:name="primary-y" chart:style-name="ch6">
            <chart:title svg:x="0.451cm" svg:y="6.218cm" chart:style-name="ch7">
              <text:p>Avg. Bandwidth [MS/s]</text:p>
            </chart:title>
            <chart:grid chart:style-name="ch8" chart:class="major"/>
          </chart:axis>
          <chart:series chart:style-name="ch9" chart:values-cell-range-address="Sheet1.B29:Sheet1.B35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9:Sheet1.A35</svg:desc>
                </draw:g>
              </table:table-cell>
              <table:table-cell office:value-type="float" office:value="320.197754132803">
                <text:p>320.197754132803</text:p>
                <draw:g>
                  <svg:desc>Sheet1.B29:Sheet1.B3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11.667264023682">
                <text:p>311.66726402368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00.375151518711">
                <text:p>400.37515151871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23.755413032141">
                <text:p>623.75541303214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26.26446866538">
                <text:p>826.2644686653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041.60360082199">
                <text:p>1041.6036008219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022.04046226187">
                <text:p>1022.040462261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